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style:text-properties officeooo:rsid="00134b17" officeooo:paragraph-rsid="00134b17"/>
    </style:style>
    <style:style style:name="P2" style:family="paragraph" style:parent-style-name="Text_20_body">
      <style:paragraph-properties fo:line-height="100%"/>
      <style:text-properties officeooo:rsid="00150fad" officeooo:paragraph-rsid="00150fad"/>
    </style:style>
    <style:style style:name="P3" style:family="paragraph" style:parent-style-name="Text_20_body">
      <style:paragraph-properties fo:line-height="100%"/>
      <style:text-properties officeooo:rsid="00150fad" officeooo:paragraph-rsid="001e7217"/>
    </style:style>
    <style:style style:name="P4" style:family="paragraph" style:parent-style-name="Text_20_body">
      <style:paragraph-properties fo:line-height="100%"/>
      <style:text-properties officeooo:rsid="00150fad" officeooo:paragraph-rsid="00357bbe"/>
    </style:style>
    <style:style style:name="P5" style:family="paragraph" style:parent-style-name="Text_20_body">
      <style:paragraph-properties fo:line-height="100%"/>
      <style:text-properties officeooo:rsid="0015f0b8" officeooo:paragraph-rsid="0015f0b8"/>
    </style:style>
    <style:style style:name="P6" style:family="paragraph" style:parent-style-name="Text_20_body">
      <style:paragraph-properties fo:line-height="100%"/>
      <style:text-properties officeooo:rsid="00173f2c" officeooo:paragraph-rsid="001e7217"/>
    </style:style>
    <style:style style:name="P7" style:family="paragraph" style:parent-style-name="Text_20_body">
      <style:paragraph-properties fo:line-height="100%"/>
      <style:text-properties officeooo:rsid="0017dee4" officeooo:paragraph-rsid="0017dee4"/>
    </style:style>
    <style:style style:name="P8" style:family="paragraph" style:parent-style-name="Text_20_body">
      <style:paragraph-properties fo:line-height="100%"/>
      <style:text-properties officeooo:rsid="0017dee4" officeooo:paragraph-rsid="001e7217"/>
    </style:style>
    <style:style style:name="P9" style:family="paragraph" style:parent-style-name="Text_20_body">
      <style:paragraph-properties fo:line-height="100%"/>
      <style:text-properties officeooo:rsid="0017dee4" officeooo:paragraph-rsid="00421015"/>
    </style:style>
    <style:style style:name="P10" style:family="paragraph" style:parent-style-name="Text_20_body">
      <style:paragraph-properties fo:line-height="100%"/>
      <style:text-properties officeooo:rsid="001971ba" officeooo:paragraph-rsid="001971ba"/>
    </style:style>
    <style:style style:name="P11" style:family="paragraph" style:parent-style-name="Text_20_body">
      <style:paragraph-properties fo:line-height="100%"/>
      <style:text-properties officeooo:rsid="001971ba" officeooo:paragraph-rsid="00379b8b"/>
    </style:style>
    <style:style style:name="P12" style:family="paragraph" style:parent-style-name="Text_20_body">
      <style:paragraph-properties fo:line-height="100%"/>
      <style:text-properties officeooo:rsid="001aeaea" officeooo:paragraph-rsid="001aeaea"/>
    </style:style>
    <style:style style:name="P13" style:family="paragraph" style:parent-style-name="Text_20_body">
      <style:paragraph-properties fo:line-height="100%"/>
      <style:text-properties officeooo:rsid="001aeaea" officeooo:paragraph-rsid="001c33af"/>
    </style:style>
    <style:style style:name="P14" style:family="paragraph" style:parent-style-name="Text_20_body">
      <style:paragraph-properties fo:line-height="100%"/>
      <style:text-properties officeooo:rsid="001aeaea" officeooo:paragraph-rsid="001f22ce"/>
    </style:style>
    <style:style style:name="P15" style:family="paragraph" style:parent-style-name="Text_20_body">
      <style:paragraph-properties fo:line-height="100%"/>
      <style:text-properties officeooo:rsid="001c33af" officeooo:paragraph-rsid="001c33af"/>
    </style:style>
    <style:style style:name="P16" style:family="paragraph" style:parent-style-name="Text_20_body">
      <style:paragraph-properties fo:line-height="100%"/>
      <style:text-properties officeooo:rsid="001e7217" officeooo:paragraph-rsid="001e7217"/>
    </style:style>
    <style:style style:name="P17" style:family="paragraph" style:parent-style-name="Text_20_body">
      <style:paragraph-properties fo:line-height="100%"/>
      <style:text-properties officeooo:rsid="001e7217" officeooo:paragraph-rsid="0021bc30"/>
    </style:style>
    <style:style style:name="P18" style:family="paragraph" style:parent-style-name="Text_20_body">
      <style:paragraph-properties fo:line-height="100%"/>
      <style:text-properties officeooo:rsid="001e7217" officeooo:paragraph-rsid="0025608b"/>
    </style:style>
    <style:style style:name="P19" style:family="paragraph" style:parent-style-name="Text_20_body">
      <style:paragraph-properties fo:line-height="100%"/>
      <style:text-properties officeooo:rsid="001e7217" officeooo:paragraph-rsid="00338085"/>
    </style:style>
    <style:style style:name="P20" style:family="paragraph" style:parent-style-name="Text_20_body">
      <style:paragraph-properties fo:line-height="100%"/>
      <style:text-properties officeooo:rsid="001e7217" officeooo:paragraph-rsid="0038dce5"/>
    </style:style>
    <style:style style:name="P21" style:family="paragraph" style:parent-style-name="Text_20_body">
      <style:paragraph-properties fo:line-height="100%"/>
      <style:text-properties officeooo:rsid="001e7217" officeooo:paragraph-rsid="003b8658"/>
    </style:style>
    <style:style style:name="P22" style:family="paragraph" style:parent-style-name="Text_20_body">
      <style:paragraph-properties fo:line-height="100%"/>
      <style:text-properties officeooo:rsid="001e7217" officeooo:paragraph-rsid="00421015"/>
    </style:style>
    <style:style style:name="P23" style:family="paragraph" style:parent-style-name="Text_20_body">
      <style:paragraph-properties fo:line-height="100%"/>
      <style:text-properties officeooo:rsid="0020eb85" officeooo:paragraph-rsid="0020eb85"/>
    </style:style>
    <style:style style:name="P24" style:family="paragraph" style:parent-style-name="Text_20_body">
      <style:paragraph-properties fo:line-height="100%"/>
      <style:text-properties officeooo:rsid="0025608b" officeooo:paragraph-rsid="0025608b"/>
    </style:style>
    <style:style style:name="P25" style:family="paragraph" style:parent-style-name="Text_20_body">
      <style:paragraph-properties fo:line-height="100%"/>
      <style:text-properties officeooo:rsid="0025608b" officeooo:paragraph-rsid="00338085"/>
    </style:style>
    <style:style style:name="P26" style:family="paragraph" style:parent-style-name="Text_20_body">
      <style:paragraph-properties fo:line-height="100%"/>
      <style:text-properties officeooo:rsid="0025608b" officeooo:paragraph-rsid="0038dce5"/>
    </style:style>
    <style:style style:name="P27" style:family="paragraph" style:parent-style-name="Text_20_body">
      <style:paragraph-properties fo:line-height="100%"/>
      <style:text-properties officeooo:rsid="0025608b" officeooo:paragraph-rsid="003b8658"/>
    </style:style>
    <style:style style:name="P28" style:family="paragraph" style:parent-style-name="Text_20_body">
      <style:paragraph-properties fo:line-height="100%"/>
      <style:text-properties officeooo:rsid="0025608b" officeooo:paragraph-rsid="00421015"/>
    </style:style>
    <style:style style:name="P29" style:family="paragraph" style:parent-style-name="Text_20_body">
      <style:paragraph-properties fo:line-height="100%"/>
      <style:text-properties officeooo:rsid="0027e1e0" officeooo:paragraph-rsid="0027e1e0"/>
    </style:style>
    <style:style style:name="P30" style:family="paragraph" style:parent-style-name="Text_20_body">
      <style:paragraph-properties fo:line-height="100%"/>
      <style:text-properties officeooo:rsid="0027e1e0" officeooo:paragraph-rsid="00338085"/>
    </style:style>
    <style:style style:name="P31" style:family="paragraph" style:parent-style-name="Text_20_body">
      <style:paragraph-properties fo:line-height="100%"/>
      <style:text-properties officeooo:rsid="0027e1e0" officeooo:paragraph-rsid="0038dce5"/>
    </style:style>
    <style:style style:name="P32" style:family="paragraph" style:parent-style-name="Text_20_body">
      <style:paragraph-properties fo:line-height="100%"/>
      <style:text-properties officeooo:rsid="0027e1e0" officeooo:paragraph-rsid="003b8658"/>
    </style:style>
    <style:style style:name="P33" style:family="paragraph" style:parent-style-name="Text_20_body">
      <style:paragraph-properties fo:line-height="100%"/>
      <style:text-properties officeooo:rsid="0028f39a" officeooo:paragraph-rsid="0028f39a"/>
    </style:style>
    <style:style style:name="P34" style:family="paragraph" style:parent-style-name="Text_20_body">
      <style:paragraph-properties fo:line-height="100%"/>
      <style:text-properties officeooo:rsid="002a3a70" officeooo:paragraph-rsid="002ac1cb"/>
    </style:style>
    <style:style style:name="P35" style:family="paragraph" style:parent-style-name="Text_20_body">
      <style:paragraph-properties fo:line-height="100%"/>
      <style:text-properties officeooo:rsid="00338085" officeooo:paragraph-rsid="00338085"/>
    </style:style>
    <style:style style:name="P36" style:family="paragraph" style:parent-style-name="Text_20_body">
      <style:paragraph-properties fo:line-height="100%"/>
      <style:text-properties officeooo:rsid="00379b8b" officeooo:paragraph-rsid="00383427"/>
    </style:style>
    <style:style style:name="P37" style:family="paragraph" style:parent-style-name="Text_20_body">
      <style:paragraph-properties fo:line-height="100%"/>
      <style:text-properties officeooo:rsid="0038dce5" officeooo:paragraph-rsid="0038dce5"/>
    </style:style>
    <style:style style:name="P38" style:family="paragraph" style:parent-style-name="Text_20_body">
      <style:paragraph-properties fo:line-height="100%"/>
      <style:text-properties officeooo:rsid="003a5dda" officeooo:paragraph-rsid="003a5dda"/>
    </style:style>
    <style:style style:name="P39" style:family="paragraph" style:parent-style-name="Text_20_body">
      <style:paragraph-properties fo:line-height="100%"/>
      <style:text-properties officeooo:rsid="003a5dda" officeooo:paragraph-rsid="00421015"/>
    </style:style>
    <style:style style:name="P40" style:family="paragraph" style:parent-style-name="Text_20_body">
      <style:paragraph-properties fo:line-height="100%"/>
      <style:text-properties officeooo:rsid="003b8658" officeooo:paragraph-rsid="003d8317"/>
    </style:style>
    <style:style style:name="P41" style:family="paragraph" style:parent-style-name="Text_20_body">
      <style:paragraph-properties fo:line-height="100%"/>
      <style:text-properties officeooo:rsid="003d61f9" officeooo:paragraph-rsid="003d8317"/>
    </style:style>
    <style:style style:name="P42" style:family="paragraph" style:parent-style-name="Text_20_body">
      <style:paragraph-properties fo:line-height="100%"/>
      <style:text-properties officeooo:rsid="003d8317" officeooo:paragraph-rsid="003d8317"/>
    </style:style>
    <style:style style:name="P43" style:family="paragraph" style:parent-style-name="Text_20_body">
      <style:paragraph-properties fo:line-height="100%"/>
      <style:text-properties officeooo:rsid="0040c9aa" officeooo:paragraph-rsid="0040c9aa"/>
    </style:style>
    <style:style style:name="P44" style:family="paragraph" style:parent-style-name="Text_20_body">
      <style:paragraph-properties fo:line-height="100%"/>
      <style:text-properties officeooo:rsid="004133e1" officeooo:paragraph-rsid="004133e1"/>
    </style:style>
    <style:style style:name="P45" style:family="paragraph" style:parent-style-name="Text_20_body">
      <style:paragraph-properties fo:line-height="100%"/>
      <style:text-properties officeooo:rsid="004133e1" officeooo:paragraph-rsid="00421015"/>
    </style:style>
    <style:style style:name="P46" style:family="paragraph" style:parent-style-name="Text_20_body">
      <style:paragraph-properties fo:line-height="100%"/>
      <style:text-properties officeooo:rsid="00419968" officeooo:paragraph-rsid="00419968"/>
    </style:style>
    <style:style style:name="P47" style:family="paragraph" style:parent-style-name="Text_20_body">
      <style:paragraph-properties fo:line-height="100%"/>
      <style:text-properties officeooo:rsid="00421015" officeooo:paragraph-rsid="00421015"/>
    </style:style>
    <style:style style:name="P48" style:family="paragraph" style:parent-style-name="Text_20_body">
      <style:paragraph-properties fo:line-height="100%"/>
      <style:text-properties officeooo:rsid="0042acc7" officeooo:paragraph-rsid="0042acc7"/>
    </style:style>
    <style:style style:name="P49" style:family="paragraph" style:parent-style-name="Text_20_body">
      <style:paragraph-properties fo:line-height="100%"/>
      <style:text-properties officeooo:rsid="0043cc57" officeooo:paragraph-rsid="0043cc57"/>
    </style:style>
    <style:style style:name="P50" style:family="paragraph" style:parent-style-name="Text_20_body">
      <style:paragraph-properties fo:line-height="100%"/>
      <style:text-properties officeooo:rsid="0043cc57" officeooo:paragraph-rsid="00446955"/>
    </style:style>
    <style:style style:name="P51" style:family="paragraph" style:parent-style-name="Text_20_body">
      <style:paragraph-properties fo:line-height="100%"/>
      <style:text-properties officeooo:rsid="0043cc57" officeooo:paragraph-rsid="0051a898"/>
    </style:style>
    <style:style style:name="P52" style:family="paragraph" style:parent-style-name="Text_20_body">
      <style:paragraph-properties fo:line-height="100%"/>
      <style:text-properties officeooo:rsid="00446955" officeooo:paragraph-rsid="00446955"/>
    </style:style>
    <style:style style:name="P53" style:family="paragraph" style:parent-style-name="Text_20_body">
      <style:paragraph-properties fo:line-height="100%"/>
      <style:text-properties officeooo:rsid="00446955" officeooo:paragraph-rsid="005022de"/>
    </style:style>
    <style:style style:name="P54" style:family="paragraph" style:parent-style-name="Text_20_body">
      <style:paragraph-properties fo:line-height="100%"/>
      <style:text-properties officeooo:rsid="0045b3bf" officeooo:paragraph-rsid="0045b3bf"/>
    </style:style>
    <style:style style:name="P55" style:family="paragraph" style:parent-style-name="Text_20_body">
      <style:paragraph-properties fo:line-height="100%"/>
      <style:text-properties officeooo:rsid="00485d17" officeooo:paragraph-rsid="00485d17"/>
    </style:style>
    <style:style style:name="P56" style:family="paragraph" style:parent-style-name="Text_20_body">
      <style:paragraph-properties fo:line-height="100%"/>
      <style:text-properties officeooo:rsid="004a364e" officeooo:paragraph-rsid="004a364e"/>
    </style:style>
    <style:style style:name="P57" style:family="paragraph" style:parent-style-name="Text_20_body">
      <style:paragraph-properties fo:line-height="100%"/>
      <style:text-properties officeooo:rsid="004c322d" officeooo:paragraph-rsid="004c322d"/>
    </style:style>
    <style:style style:name="P58" style:family="paragraph" style:parent-style-name="Text_20_body">
      <style:paragraph-properties fo:line-height="100%"/>
      <style:text-properties officeooo:rsid="004ea570" officeooo:paragraph-rsid="004ea570"/>
    </style:style>
    <style:style style:name="P59" style:family="paragraph" style:parent-style-name="Text_20_body">
      <style:paragraph-properties fo:line-height="100%"/>
      <style:text-properties officeooo:rsid="0050b8be" officeooo:paragraph-rsid="0050b8be"/>
    </style:style>
    <style:style style:name="P60" style:family="paragraph" style:parent-style-name="Text_20_body">
      <style:paragraph-properties fo:line-height="100%"/>
      <style:text-properties officeooo:rsid="00514cdf" officeooo:paragraph-rsid="00514cdf"/>
    </style:style>
    <style:style style:name="P61" style:family="paragraph" style:parent-style-name="Text_20_body">
      <style:paragraph-properties fo:line-height="100%"/>
      <style:text-properties officeooo:rsid="0051abff" officeooo:paragraph-rsid="0051abff"/>
    </style:style>
    <style:style style:name="P62" style:family="paragraph" style:parent-style-name="Text_20_body">
      <style:paragraph-properties fo:line-height="100%"/>
      <style:text-properties officeooo:rsid="00544884" officeooo:paragraph-rsid="00544884"/>
    </style:style>
    <style:style style:name="P63" style:family="paragraph" style:parent-style-name="Text_20_body">
      <style:paragraph-properties fo:line-height="100%"/>
      <style:text-properties officeooo:rsid="00563416" officeooo:paragraph-rsid="00563416"/>
    </style:style>
    <style:style style:name="P64" style:family="paragraph" style:parent-style-name="Text_20_body">
      <style:paragraph-properties fo:line-height="100%"/>
      <style:text-properties officeooo:rsid="00563416" officeooo:paragraph-rsid="0057466f"/>
    </style:style>
    <style:style style:name="P65" style:family="paragraph" style:parent-style-name="Text_20_body">
      <style:paragraph-properties fo:line-height="100%"/>
      <style:text-properties officeooo:rsid="0057466f" officeooo:paragraph-rsid="0057466f"/>
    </style:style>
    <style:style style:name="P66" style:family="paragraph" style:parent-style-name="Text_20_body">
      <style:paragraph-properties fo:line-height="100%"/>
      <style:text-properties officeooo:rsid="0057860a" officeooo:paragraph-rsid="0057860a"/>
    </style:style>
    <style:style style:name="P67" style:family="paragraph" style:parent-style-name="Text_20_body">
      <style:paragraph-properties fo:line-height="100%"/>
      <style:text-properties officeooo:rsid="0058a697" officeooo:paragraph-rsid="0058a697"/>
    </style:style>
    <style:style style:name="P68" style:family="paragraph" style:parent-style-name="Text_20_body" style:master-page-name="">
      <loext:graphic-properties draw:fill="none"/>
      <style:paragraph-properties fo:margin-left="0cm" fo:margin-right="0cm" fo:margin-top="0cm" fo:margin-bottom="0.247cm" loext:contextual-spacing="false" fo:line-height="100%" fo:text-indent="0.4cm" style:auto-text-indent="false" style:page-number="auto" fo:background-color="transparent"/>
      <style:text-properties officeooo:rsid="0020eb85" officeooo:paragraph-rsid="0020eb85"/>
    </style:style>
    <style:style style:name="P69" style:family="paragraph" style:parent-style-name="Text_20_body" style:master-page-name="">
      <loext:graphic-properties draw:fill="none"/>
      <style:paragraph-properties fo:margin-left="0cm" fo:margin-right="0cm" fo:margin-top="0cm" fo:margin-bottom="0.247cm" loext:contextual-spacing="false" fo:line-height="100%" fo:text-indent="0.499cm" style:auto-text-indent="false" style:page-number="auto" fo:background-color="transparent"/>
      <style:text-properties officeooo:rsid="0020eb85" officeooo:paragraph-rsid="0020eb85"/>
    </style:style>
    <style:style style:name="P70" style:family="paragraph" style:parent-style-name="Text_20_body">
      <loext:graphic-properties draw:fill="none"/>
      <style:paragraph-properties fo:margin-left="0cm" fo:margin-right="0cm" fo:margin-top="0cm" fo:margin-bottom="0.247cm" loext:contextual-spacing="false" fo:line-height="100%" fo:text-indent="0.499cm" style:auto-text-indent="false" fo:background-color="transparent"/>
      <style:text-properties officeooo:rsid="0036e4ed" officeooo:paragraph-rsid="0036e4ed"/>
    </style:style>
    <style:style style:name="P71"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ext-properties officeooo:rsid="0020eb85" officeooo:paragraph-rsid="002a3a70"/>
    </style:style>
    <style:style style:name="P72"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ext-properties officeooo:rsid="002a3a70" officeooo:paragraph-rsid="002ac1cb"/>
    </style:style>
    <style:style style:name="P73"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ext-properties officeooo:rsid="0036e4ed" officeooo:paragraph-rsid="0036e4ed"/>
    </style:style>
    <style:style style:name="P74"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ext-properties officeooo:rsid="00485d17" officeooo:paragraph-rsid="00485d17"/>
    </style:style>
    <style:style style:name="P7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0eb85" officeooo:paragraph-rsid="002a3a70"/>
    </style:style>
    <style:style style:name="P7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21bc30"/>
    </style:style>
    <style:style style:name="P7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2ac1cb"/>
    </style:style>
    <style:style style:name="P7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3d61f9"/>
    </style:style>
    <style:style style:name="P7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43cc57"/>
    </style:style>
    <style:style style:name="P8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446955"/>
    </style:style>
    <style:style style:name="P8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4c322d"/>
    </style:style>
    <style:style style:name="P8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50b8be"/>
    </style:style>
    <style:style style:name="P8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528276"/>
    </style:style>
    <style:style style:name="P8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316e0" officeooo:paragraph-rsid="002316e0"/>
    </style:style>
    <style:style style:name="P8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3c051" officeooo:paragraph-rsid="0023c051"/>
    </style:style>
    <style:style style:name="P8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3a70" officeooo:paragraph-rsid="002ac1cb"/>
    </style:style>
    <style:style style:name="P8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3a70" officeooo:paragraph-rsid="002b4ea2"/>
    </style:style>
    <style:style style:name="P8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c1cb" officeooo:paragraph-rsid="002ac1cb"/>
    </style:style>
    <style:style style:name="P8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c1cb" officeooo:paragraph-rsid="004c322d"/>
    </style:style>
    <style:style style:name="P9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b4ea2" officeooo:paragraph-rsid="002b4ea2"/>
    </style:style>
    <style:style style:name="P9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cf25b" officeooo:paragraph-rsid="002cf25b"/>
    </style:style>
    <style:style style:name="P9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e71a3" officeooo:paragraph-rsid="002e71a3"/>
    </style:style>
    <style:style style:name="P9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e71a3" officeooo:paragraph-rsid="00301f95"/>
    </style:style>
    <style:style style:name="P9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01f95" officeooo:paragraph-rsid="00301f95"/>
    </style:style>
    <style:style style:name="P9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02a19" officeooo:paragraph-rsid="00302a19"/>
    </style:style>
    <style:style style:name="P9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6e4ed" officeooo:paragraph-rsid="0036e4ed"/>
    </style:style>
    <style:style style:name="P9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d61f9" officeooo:paragraph-rsid="003d61f9"/>
    </style:style>
    <style:style style:name="P9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3cc57" officeooo:paragraph-rsid="0043cc57"/>
    </style:style>
    <style:style style:name="P9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3cc57" officeooo:paragraph-rsid="00446955"/>
    </style:style>
    <style:style style:name="P10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5d17" officeooo:paragraph-rsid="00485d17"/>
    </style:style>
    <style:style style:name="P10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5d17" officeooo:paragraph-rsid="0050b8be"/>
    </style:style>
    <style:style style:name="P10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9379" officeooo:paragraph-rsid="00489379"/>
    </style:style>
    <style:style style:name="P10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9379" officeooo:paragraph-rsid="0050b8be"/>
    </style:style>
    <style:style style:name="P10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95353" officeooo:paragraph-rsid="00495353"/>
    </style:style>
    <style:style style:name="P10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528276" officeooo:paragraph-rsid="00528276"/>
    </style:style>
    <style:style style:name="P10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58a697" officeooo:paragraph-rsid="0058a697"/>
    </style:style>
    <style:style style:name="P107"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ext-properties officeooo:rsid="002a3a70" officeooo:paragraph-rsid="002ac1cb"/>
    </style:style>
    <style:style style:name="P108"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ext-properties officeooo:rsid="0057860a" officeooo:paragraph-rsid="0058a697"/>
    </style:style>
    <style:style style:name="P109" style:family="paragraph" style:parent-style-name="Text_20_body" style:master-page-name="">
      <loext:graphic-properties draw:fill="none"/>
      <style:paragraph-properties fo:margin-left="0.6cm" fo:margin-right="0cm" fo:margin-top="0cm" fo:margin-bottom="0.247cm" loext:contextual-spacing="false" fo:line-height="100%" fo:text-indent="0cm" style:auto-text-indent="false" style:page-number="auto" fo:background-color="transparent"/>
      <style:text-properties officeooo:rsid="0020eb85" officeooo:paragraph-rsid="002a3a70"/>
    </style:style>
    <style:style style:name="P110" style:family="paragraph" style:parent-style-name="Text_20_body" style:master-page-name="">
      <loext:graphic-properties draw:fill="none"/>
      <style:paragraph-properties fo:margin-left="0.6cm" fo:margin-right="0cm" fo:margin-top="0cm" fo:margin-bottom="0.247cm" loext:contextual-spacing="false" fo:line-height="100%" fo:text-indent="0cm" style:auto-text-indent="false" style:page-number="auto" fo:background-color="transparent"/>
      <style:text-properties officeooo:rsid="002a3a70" officeooo:paragraph-rsid="002ac1cb"/>
    </style:style>
    <style:style style:name="P111" style:family="paragraph" style:parent-style-name="Text_20_body">
      <loext:graphic-properties draw:fill="none"/>
      <style:paragraph-properties fo:margin-left="0.6cm" fo:margin-right="0cm" fo:margin-top="0cm" fo:margin-bottom="0.247cm" loext:contextual-spacing="false" fo:line-height="100%" fo:text-indent="0cm" style:auto-text-indent="false" fo:background-color="transparent"/>
      <style:text-properties officeooo:rsid="0020eb85" officeooo:paragraph-rsid="002a3a70"/>
    </style:style>
    <style:style style:name="P112" style:family="paragraph" style:parent-style-name="Text_20_body" style:master-page-name="">
      <loext:graphic-properties draw:fill="none"/>
      <style:paragraph-properties fo:margin-left="0.7cm" fo:margin-right="0cm" fo:margin-top="0cm" fo:margin-bottom="0.247cm" loext:contextual-spacing="false" fo:line-height="100%" fo:text-indent="0cm" style:auto-text-indent="false" style:page-number="auto" fo:background-color="transparent"/>
      <style:text-properties officeooo:rsid="0020eb85" officeooo:paragraph-rsid="002a3a70"/>
    </style:style>
    <style:style style:name="P113" style:family="paragraph" style:parent-style-name="Text_20_body">
      <loext:graphic-properties draw:fill="none"/>
      <style:paragraph-properties fo:margin-left="0.7cm" fo:margin-right="0cm" fo:margin-top="0cm" fo:margin-bottom="0.247cm" loext:contextual-spacing="false" fo:line-height="100%" fo:text-indent="0cm" style:auto-text-indent="false" fo:background-color="transparent"/>
      <style:text-properties officeooo:rsid="0020eb85" officeooo:paragraph-rsid="002a3a70"/>
    </style:style>
    <style:style style:name="P114" style:family="paragraph" style:parent-style-name="Text_20_body" style:master-page-name="">
      <loext:graphic-properties draw:fill="none"/>
      <style:paragraph-properties fo:margin-left="0.499cm" fo:margin-right="0cm" fo:margin-top="0cm" fo:margin-bottom="0.247cm" loext:contextual-spacing="false" fo:line-height="100%" fo:text-indent="0cm" style:auto-text-indent="false" style:page-number="auto" fo:background-color="transparent"/>
      <style:text-properties officeooo:rsid="002a3a70" officeooo:paragraph-rsid="002ac1cb"/>
    </style:style>
    <style:style style:name="P115" style:family="paragraph" style:parent-style-name="Text_20_body" style:master-page-name="">
      <loext:graphic-properties draw:fill="none"/>
      <style:paragraph-properties fo:margin-left="0.499cm" fo:margin-right="0cm" fo:margin-top="0cm" fo:margin-bottom="0.247cm" loext:contextual-spacing="false" fo:line-height="100%" fo:text-indent="0cm" style:auto-text-indent="false" style:page-number="auto" fo:background-color="transparent"/>
      <style:text-properties officeooo:rsid="00485d17" officeooo:paragraph-rsid="00485d17"/>
    </style:style>
    <style:style style:name="P116" style:family="paragraph" style:parent-style-name="Text_20_body">
      <loext:graphic-properties draw:fill="none"/>
      <style:paragraph-properties fo:margin-left="0.499cm" fo:margin-right="0cm" fo:margin-top="0cm" fo:margin-bottom="0.247cm" loext:contextual-spacing="false" fo:line-height="100%" fo:text-indent="0cm" style:auto-text-indent="false" fo:background-color="transparent"/>
      <style:text-properties officeooo:rsid="00485d17" officeooo:paragraph-rsid="00485d17"/>
    </style:style>
    <style:style style:name="P117" style:family="paragraph" style:parent-style-name="Text_20_body">
      <loext:graphic-properties draw:fill="none"/>
      <style:paragraph-properties fo:margin-left="0cm" fo:margin-right="0cm" fo:margin-top="0cm" fo:margin-bottom="0.247cm" loext:contextual-spacing="false" fo:line-height="100%" fo:text-indent="0.6cm" style:auto-text-indent="false" fo:background-color="transparent"/>
      <style:text-properties officeooo:rsid="0057860a" officeooo:paragraph-rsid="0058a697"/>
    </style:style>
    <style:style style:name="P118" style:family="paragraph" style:parent-style-name="Title">
      <style:paragraph-properties fo:line-height="100%"/>
    </style:style>
    <style:style style:name="P119" style:family="paragraph" style:parent-style-name="Title">
      <style:paragraph-properties fo:line-height="100%"/>
      <style:text-properties officeooo:rsid="003d8317" officeooo:paragraph-rsid="003d8317"/>
    </style:style>
    <style:style style:name="P120" style:family="paragraph" style:parent-style-name="Heading_20_1">
      <style:paragraph-properties fo:line-height="100%"/>
      <style:text-properties officeooo:rsid="00134b17" officeooo:paragraph-rsid="00134b17"/>
    </style:style>
    <style:style style:name="P121" style:family="paragraph" style:parent-style-name="Heading_20_1">
      <style:paragraph-properties fo:line-height="100%"/>
      <style:text-properties officeooo:rsid="0015f0b8" officeooo:paragraph-rsid="0015f0b8"/>
    </style:style>
    <style:style style:name="P122" style:family="paragraph" style:parent-style-name="Heading_20_1">
      <style:paragraph-properties fo:line-height="100%"/>
      <style:text-properties officeooo:rsid="001971ba" officeooo:paragraph-rsid="001971ba"/>
    </style:style>
    <style:style style:name="P123" style:family="paragraph" style:parent-style-name="Heading_20_1">
      <style:paragraph-properties fo:line-height="100%"/>
      <style:text-properties officeooo:rsid="0025608b" officeooo:paragraph-rsid="0025608b"/>
    </style:style>
    <style:style style:name="P124" style:family="paragraph" style:parent-style-name="Heading_20_1">
      <style:paragraph-properties fo:line-height="100%"/>
      <style:text-properties officeooo:rsid="003233ff" officeooo:paragraph-rsid="003233ff"/>
    </style:style>
    <style:style style:name="P125" style:family="paragraph" style:parent-style-name="Heading_20_1">
      <style:paragraph-properties fo:line-height="100%"/>
      <style:text-properties officeooo:rsid="00379b8b" officeooo:paragraph-rsid="00379b8b"/>
    </style:style>
    <style:style style:name="P126" style:family="paragraph" style:parent-style-name="Heading_20_1">
      <style:paragraph-properties fo:line-height="100%"/>
      <style:text-properties officeooo:rsid="0038dce5" officeooo:paragraph-rsid="0038dce5"/>
    </style:style>
    <style:style style:name="P127" style:family="paragraph" style:parent-style-name="Heading_20_1">
      <style:paragraph-properties fo:line-height="100%"/>
      <style:text-properties officeooo:rsid="003ede12" officeooo:paragraph-rsid="00419968"/>
    </style:style>
    <style:style style:name="P128" style:family="paragraph" style:parent-style-name="Heading_20_1">
      <style:paragraph-properties fo:line-height="100%"/>
      <style:text-properties officeooo:rsid="003ede12" officeooo:paragraph-rsid="003ede12"/>
    </style:style>
    <style:style style:name="P129" style:family="paragraph" style:parent-style-name="Heading_20_1">
      <style:paragraph-properties fo:line-height="100%"/>
      <style:text-properties officeooo:rsid="004133e1" officeooo:paragraph-rsid="004133e1"/>
    </style:style>
    <style:style style:name="P130" style:family="paragraph" style:parent-style-name="Heading_20_1">
      <style:paragraph-properties fo:line-height="100%"/>
      <style:text-properties officeooo:rsid="0042acc7" officeooo:paragraph-rsid="0042acc7"/>
    </style:style>
    <style:style style:name="P131" style:family="paragraph" style:parent-style-name="Heading_20_1">
      <style:paragraph-properties fo:line-height="100%"/>
      <style:text-properties officeooo:rsid="0043cc57" officeooo:paragraph-rsid="0043cc57"/>
    </style:style>
    <style:style style:name="P132" style:family="paragraph" style:parent-style-name="Heading_20_1">
      <style:paragraph-properties fo:line-height="100%"/>
      <style:text-properties officeooo:rsid="00446955" officeooo:paragraph-rsid="00446955"/>
    </style:style>
    <style:style style:name="P133" style:family="paragraph" style:parent-style-name="Heading_20_1">
      <style:paragraph-properties fo:line-height="100%"/>
      <style:text-properties officeooo:rsid="004c322d" officeooo:paragraph-rsid="004c322d"/>
    </style:style>
    <style:style style:name="P134" style:family="paragraph" style:parent-style-name="Heading_20_1">
      <style:paragraph-properties fo:line-height="100%"/>
      <style:text-properties officeooo:rsid="004c322d" officeooo:paragraph-rsid="00544884"/>
    </style:style>
    <style:style style:name="P135" style:family="paragraph" style:parent-style-name="Heading_20_1">
      <style:paragraph-properties fo:line-height="100%"/>
      <style:text-properties officeooo:rsid="004ea570" officeooo:paragraph-rsid="004ea570"/>
    </style:style>
    <style:style style:name="P136" style:family="paragraph" style:parent-style-name="Heading_20_1">
      <style:paragraph-properties fo:line-height="100%"/>
      <style:text-properties officeooo:rsid="005022de" officeooo:paragraph-rsid="005022de"/>
    </style:style>
    <style:style style:name="P137" style:family="paragraph" style:parent-style-name="Heading_20_1">
      <style:paragraph-properties fo:line-height="100%"/>
      <style:text-properties officeooo:rsid="0057466f" officeooo:paragraph-rsid="0057466f"/>
    </style:style>
    <style:style style:name="T1" style:family="text">
      <style:text-properties officeooo:rsid="00134b17"/>
    </style:style>
    <style:style style:name="T2" style:family="text">
      <style:text-properties officeooo:rsid="001aeaea"/>
    </style:style>
    <style:style style:name="T3" style:family="text">
      <style:text-properties officeooo:rsid="001c33af"/>
    </style:style>
    <style:style style:name="T4" style:family="text">
      <style:text-properties officeooo:rsid="001e7217"/>
    </style:style>
    <style:style style:name="T5" style:family="text">
      <style:text-properties officeooo:rsid="00173f2c"/>
    </style:style>
    <style:style style:name="T6" style:family="text">
      <style:text-properties officeooo:rsid="001f22ce"/>
    </style:style>
    <style:style style:name="T7" style:family="text">
      <style:text-properties officeooo:rsid="0021bc30"/>
    </style:style>
    <style:style style:name="T8" style:family="text">
      <style:text-properties officeooo:rsid="002316e0"/>
    </style:style>
    <style:style style:name="T9" style:family="text">
      <style:text-properties officeooo:rsid="0023c051"/>
    </style:style>
    <style:style style:name="T10" style:family="text">
      <style:text-properties officeooo:rsid="002a3a70"/>
    </style:style>
    <style:style style:name="T11" style:family="text">
      <style:text-properties officeooo:rsid="002ac1cb"/>
    </style:style>
    <style:style style:name="T12" style:family="text">
      <style:text-properties officeooo:rsid="002b4ea2"/>
    </style:style>
    <style:style style:name="T13" style:family="text">
      <style:text-properties officeooo:rsid="002e71a3"/>
    </style:style>
    <style:style style:name="T14" style:family="text">
      <style:text-properties officeooo:rsid="00301f95"/>
    </style:style>
    <style:style style:name="T15" style:family="text">
      <style:text-properties officeooo:rsid="00357bbe"/>
    </style:style>
    <style:style style:name="T16" style:family="text">
      <style:text-properties officeooo:rsid="0036003f"/>
    </style:style>
    <style:style style:name="T17" style:family="text">
      <style:text-properties officeooo:rsid="00379b8b"/>
    </style:style>
    <style:style style:name="T18" style:family="text">
      <style:text-properties officeooo:rsid="00383427"/>
    </style:style>
    <style:style style:name="T19" style:family="text">
      <style:text-properties officeooo:rsid="003a5dda"/>
    </style:style>
    <style:style style:name="T20" style:family="text">
      <style:text-properties officeooo:rsid="003d8317"/>
    </style:style>
    <style:style style:name="T21" style:family="text">
      <style:text-properties officeooo:rsid="003ede12"/>
    </style:style>
    <style:style style:name="T22" style:family="text">
      <style:text-properties officeooo:rsid="004133e1"/>
    </style:style>
    <style:style style:name="T23" style:family="text">
      <style:text-properties officeooo:rsid="00419968"/>
    </style:style>
    <style:style style:name="T24" style:family="text">
      <style:text-properties officeooo:rsid="00421015"/>
    </style:style>
    <style:style style:name="T25" style:family="text">
      <style:text-properties officeooo:rsid="00485d17"/>
    </style:style>
    <style:style style:name="T26" style:family="text">
      <style:text-properties officeooo:rsid="00489379"/>
    </style:style>
    <style:style style:name="T27" style:family="text">
      <style:text-properties officeooo:rsid="00495353"/>
    </style:style>
    <style:style style:name="T28" style:family="text">
      <style:text-properties officeooo:rsid="004a364e"/>
    </style:style>
    <style:style style:name="T29" style:family="text">
      <style:text-properties officeooo:rsid="004c322d"/>
    </style:style>
    <style:style style:name="T30" style:family="text">
      <style:text-properties officeooo:rsid="005022de"/>
    </style:style>
    <style:style style:name="T31" style:family="text">
      <style:text-properties officeooo:rsid="0050b8be"/>
    </style:style>
    <style:style style:name="T32" style:family="text">
      <style:text-properties officeooo:rsid="0051a898"/>
    </style:style>
    <style:style style:name="T33" style:family="text">
      <style:text-properties officeooo:rsid="00528276"/>
    </style:style>
    <style:style style:name="T34" style:family="text">
      <style:text-properties officeooo:rsid="005746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1. <text:span text:style-name="T1">Lobby Protocol</text:span></text:p>
      <text:p text:style-name="P1">This document describes the communication protocol between lobby client and the server for the multiplayer ZombieLand game. Interaction is carried out via websockets in JSON format. The <text:span text:style-name="T17">lobbyUrl</text:span> and session id of the logged-in user are passed to the client through the http request parameters: lobby<text:span text:style-name="T17">Url (ws://host:port/mplobby.servlet)</text:span>, sessionId. </text:p>
      <text:p text:style-name="P33">Rooms can be created and deleted by the server as needed, depending on the current number of players.</text:p>
      <text:h text:style-name="P120" text:outline-level="1">1.1 Error handling</text:h>
      <text:p text:style-name="P1">In response to any client request may come an error message like this:</text:p>
      <text:p text:style-name="P3">{"code":1,"msg":"Internal error","date":1496748898812,"class":"Error", <text:span text:style-name="T4">"rid":1</text:span>}</text:p>
      <text:p text:style-name="P4">{"code":<text:span text:style-name="T15">2</text:span>,"msg":"<text:span text:style-name="T15">Server shutdown</text:span>","date":1496748898812,"class":"Error", <text:span text:style-name="T4">"rid":-1</text:span>}</text:p>
      <text:p text:style-name="P12">Request parameters:</text:p>
      <text:p text:style-name="P2">code – error code</text:p>
      <text:p text:style-name="P2">msg – error description (may be localized)</text:p>
      <text:p text:style-name="P2">date – datetime in msecs. from 01.01.1970 (standart unix timestamp)</text:p>
      <text:p text:style-name="P2">class – message class</text:p>
      <text:p text:style-name="P16">rid – request Id, type is int. Optional parameter, if not <text:span text:style-name="T15">-1</text:span> this parameter contains id of original request.</text:p>
      <text:p text:style-name="P5">Possible error ranges:</text:p>
      <text:p text:style-name="P5">1-1000 – FATAL ERROR</text:p>
      <text:p text:style-name="P5">1000-5000 – ERROR</text:p>
      <text:p text:style-name="P5">5000-10000 – WARNING</text:p>
      <text:p text:style-name="P5"/>
      <text:h text:style-name="P121" text:outline-level="1">1.2 Enter Lobby</text:h>
      <text:p text:style-name="P5">This request required for enter player to lobby. After that, the client will be subscribed to receive asynchronous events.</text:p>
      <text:p text:style-name="P6">{"sid":"4_<text:bookmark-start text:name="__DdeLink__9031_2224157250"/>eb0bf169cbb477b6f8430000015cbe83<text:bookmark-end text:name="__DdeLink__9031_2224157250"/>_fwRFDR4FWFZTV142PiQUCQ4H","date":1496750162302,"class":"EnterLobby", <text:span text:style-name="T4">"rid":1</text:span>}</text:p>
      <text:p text:style-name="P12">Request parameters:</text:p>
      <text:p text:style-name="P7">sid – session identifier send as request parameter on start game client.</text:p>
      <text:p text:style-name="P16">rid – unique request id</text:p>
      <text:p text:style-name="P7">If session not found, invalid or expired server return</text:p>
      <text:p text:style-name="P8">{"code":<text:span text:style-name="T24">3</text:span>,"msg":"Invalid session","date":1496750162288,"class":"Error"<text:span text:style-name="T5">, "rid":1</text:span>}</text:p>
      <text:p text:style-name="P7"/>
      <text:p text:style-name="P7"><text:soft-page-break/>If session exist and enter to lobby is success, server return:</text:p>
      <text:p text:style-name="P11">{"players":600,"nickName":"John","balance":20000,<text:span text:style-name="T17">"currency":"USD", </text:span>"date":1496908464148,</text:p>
      <text:p text:style-name="P11">"class":"EnterLobbyResponse"<text:span text:style-name="T5">, "rid":2</text:span>}</text:p>
      <text:p text:style-name="P12">Request parameters:</text:p>
      <text:p text:style-name="P10">players – total players logged in lobby</text:p>
      <text:p text:style-name="P10">nickName – player nickName</text:p>
      <text:p text:style-name="P10">balance – current player balance in cents</text:p>
      <text:p text:style-name="P36">currency – player currency. <text:span text:style-name="T18">Further in this document, all money in player currency</text:span></text:p>
      <text:p text:style-name="P16">rid – unique request id</text:p>
      <text:p text:style-name="P10"/>
      <text:h text:style-name="P122" text:outline-level="1">1.3 Get<text:span text:style-name="T2">Rooms</text:span></text:h>
      <text:p text:style-name="P12">After entering the lobby, the client requests a list of game rooms using a request type:</text:p>
      <text:p text:style-name="P14">{"type":"ZOMBIELAND","date":1496909199002,"class":"GetRooms", <text:span text:style-name="T6">,"rid":3</text:span>}</text:p>
      <text:p text:style-name="P12">Request parameters:</text:p>
      <text:p text:style-name="P13">type – room type, at this moment always ‘ZOMBIELAND’. <text:span text:style-name="T3">In the future, other games can be added.</text:span></text:p>
      <text:p text:style-name="P17">rid – unique request id</text:p>
      <text:p text:style-name="P15">Response: </text:p>
      <text:p text:style-name="P23">{"rid":4,"rooms":</text:p>
      <text:p text:style-name="P68">[</text:p>
      <text:p text:style-name="P109">{"id":1,"name":"VIP#1","seats":3,"maxSeats":8,"minBuyIn":10000,"oneShotCost":10.0,</text:p>
      <text:p text:style-name="P111">"state":"WAIT"},</text:p>
      <text:p text:style-name="P112">{"id":2,"name":"Baby#1","seats":8,"maxSeats":8,"minBuyIn":100,"oneShotCost":0.1,</text:p>
      <text:p text:style-name="P113">"state":"PLAY"}</text:p>
      <text:p text:style-name="P69">],</text:p>
      <text:p text:style-name="P71">"date":1496919661664,"class":"GetRoomsResponse"</text:p>
      <text:p text:style-name="P75">}</text:p>
      <text:p text:style-name="P76">Where:</text:p>
      <text:p text:style-name="P76">rid – request id from “GetRooms”</text:p>
      <text:p text:style-name="P76">rooms – list game rooms</text:p>
      <text:p text:style-name="P76">room:id – unique room id <text:span text:style-name="T16">(type is long)</text:span></text:p>
      <text:p text:style-name="P76">room:name – room name</text:p>
      <text:p text:style-name="P76">room:seats – current seats count</text:p>
      <text:p text:style-name="P76">room:maxSeats – max seats in room</text:p>
      <text:p text:style-name="P76"><text:soft-page-break/>room:minBuyIn – minimal buyIn in cents for occupy seat</text:p>
      <text:p text:style-name="P76">room:oneShot<text:span text:style-name="T11">Cost</text:span> – cost per shot in cents (type – float)</text:p>
      <text:p text:style-name="P76">room:state – current room state. Possible values: <text:span text:style-name="T8">WAIT, PLAY, QUALIFY, CLOSED</text:span></text:p>
      <text:p text:style-name="P84">To take a place it is possible only for a room with state WAIT. In rooms with status PLAY and QUALIFY <text:s/>may be enter only as observer. <text:span text:style-name="T9">CLOSED state indicated that rooms not available and must be removed.</text:span></text:p>
      <text:p text:style-name="P85">Message “GetRoomsResponse” can come asynchronously when creating or deleting rooms, or when changing the number of participants in the room. First response contains all rooms, next only changed.</text:p>
      <text:h text:style-name="P123" text:outline-level="1">1.4 GetRoomInfo</text:h>
      <text:p text:style-name="P24">When the user selects a particular game room, the client requests the server for detailed information about the selected room by a request like:</text:p>
      <text:p text:style-name="P24">{"roomId":1,"rid":5,"date":1496921495447,"class":"GetRoomInfo"}</text:p>
      <text:p text:style-name="P24">Request parameters:</text:p>
      <text:p text:style-name="P24">roomId – unique room id (see 1.3 GetRooms room:id)</text:p>
      <text:p text:style-name="P18">rid – unique request id</text:p>
      <text:p text:style-name="P29">Response:</text:p>
      <text:p text:style-name="P34">{"roomId":1,"rid":5,"name":"VIP#1","maxSeats":8,"minBuyIn":10000,"oneShotCost":10.0,"state":"WAIT", "ttnx":7,"width":800,"height":600, "date":1497004331658,"class":"GetRoomInfoResponse",</text:p>
      <text:p text:style-name="P34">"seats"</text:p>
      <text:p text:style-name="P34">[</text:p>
      <text:p text:style-name="P114">{"id":0,"nickName":"John","enterDate":1497004331679,"totalScore":700,"currentScore":0},{"id":1,"nickName":"Mike","enterDate":1497004331679,"totalScore":230,"currentScore":0},{"id":3,"nickName":"Fred","enterDate":1497004331679,"totalScore":0,"currentScore":0}</text:p>
      <text:p text:style-name="P72">],</text:p>
      <text:p text:style-name="P86">"zombies":</text:p>
      <text:p text:style-name="P86">[</text:p>
      <text:p text:style-name="P114">{"id":1,"name":"Runner","width":10,"height":30,"strength":70,"speed":10,"headDamage":40,"bodyDamage":10,"armDamage":15,"legDamage":20},{"id":2,"name":"Boss","width":15,"height":40,"strength":500,"speed":5,"headDamage":50,"bodyDamage":10,"armDamage":20,"legDamage":20}</text:p>
      <text:p text:style-name="P72">],</text:p>
      <text:p text:style-name="P86">"weapons":</text:p>
      <text:p text:style-name="P86">[</text:p>
      <text:p text:style-name="P110">{"id":1,"name":"Gun","strength":20,"rechargeTime":500},{"id":2,"name":"Shotgun","strength":50,"rechargeTime":1000}</text:p>
      <text:p text:style-name="P72">]</text:p>
      <text:p text:style-name="P86"><text:soft-page-break/>}</text:p>
      <text:p text:style-name="P77">Where:</text:p>
      <text:p text:style-name="P77">rid – request id from “GetRoom<text:span text:style-name="T11">Info</text:span>”</text:p>
      <text:p text:style-name="P77">room<text:span text:style-name="T11">I</text:span>d – unique room id</text:p>
      <text:p text:style-name="P77">name – room name</text:p>
      <text:p text:style-name="P77">maxSeats – max seats in room</text:p>
      <text:p text:style-name="P77">minBuyIn – minimal buyIn in cents for occupy seat</text:p>
      <text:p text:style-name="P77">oneShot – cost per shot in cents (type – float)</text:p>
      <text:p text:style-name="P77">state – current room state. Possible values: <text:span text:style-name="T8">WAIT, PLAY, QUALIFY, CLOSED</text:span></text:p>
      <text:p text:style-name="P88">ttnx – rough time to next state in seconds, -1 for unknown</text:p>
      <text:p text:style-name="P87">width <text:span text:style-name="T11">- virtual width of the playing area</text:span></text:p>
      <text:p text:style-name="P87">height <text:span text:style-name="T12">- <text:s/>virtual </text:span>height<text:span text:style-name="T12"> of the playing area</text:span></text:p>
      <text:p text:style-name="P90">seats - list of players who have taken their seat and ready to play (or already playing)</text:p>
      <text:p text:style-name="P90">zombies - list of zombie types that can appear in this room. </text:p>
      <text:p text:style-name="P90">weapons – list of weapons available in the room</text:p>
      <text:p text:style-name="P91">seat:id – seat number, may be 0...(maxSeats-1)</text:p>
      <text:p text:style-name="P91">seat:nickName – seat nickName</text:p>
      <text:p text:style-name="P91">seat:enterDate - date when the player started the game</text:p>
      <text:p text:style-name="P91">seat:totalScore - total number of points scored player</text:p>
      <text:p text:style-name="P91">seat:currentScore - number of points scored player for current round</text:p>
      <text:p text:style-name="P91">zombie:id –<text:span text:style-name="T13"> unique zombie type identifier</text:span></text:p>
      <text:p text:style-name="P92">zombie:name – zombie name</text:p>
      <text:p text:style-name="P93">zombie:<text:span text:style-name="T14">width,height – rectangle in which should be placed zombie</text:span></text:p>
      <text:p text:style-name="P94">zombie:strenght – summary zombie strenght, determines the number of points of damage that must be applied to the zombies to kill him.</text:p>
      <text:p text:style-name="P94">zombie:speed – max speed in points/sec.</text:p>
      <text:p text:style-name="P94">zombie:headDamage - damage when hit in the head</text:p>
      <text:p text:style-name="P94">zombie:bodyDamage - damage when hit in the body</text:p>
      <text:p text:style-name="P94">zombie:armDamage - damage when hit in the arm</text:p>
      <text:p text:style-name="P94">zombie:legDamage - damage when hit in the leg</text:p>
      <text:p text:style-name="P95">weapon:id – unique weapon type identifier</text:p>
      <text:p text:style-name="P95">weapon:name – weapon display name</text:p>
      <text:p text:style-name="P95">weapon:strength - maximum weapon damage</text:p>
      <text:p text:style-name="P95">weapon:rechargeTime – pause between shoots in msec.</text:p>
      <text:p text:style-name="P91"/>
      <text:h text:style-name="P124" text:outline-level="1"><text:soft-page-break/>1.5 SubscribeRoomInfo</text:h>
      <text:p text:style-name="P35">This message should be sent to the server if you need to subscribe to the changes in the selected room.</text:p>
      <text:p text:style-name="P35">{"roomId":1,"rid":5,"date":1497151414840,"class":"SubscribeRoomInfo"}</text:p>
      <text:p text:style-name="P25">Request parameters:</text:p>
      <text:p text:style-name="P25">roomId – unique room id (see 1.3 GetRooms room:id)</text:p>
      <text:p text:style-name="P19">rid – unique request id</text:p>
      <text:p text:style-name="P30">Response:</text:p>
      <text:p text:style-name="P73">{"roomId":5,"state":"PLAY",</text:p>
      <text:p text:style-name="P73">"seats":[</text:p>
      <text:p text:style-name="P70">{"id":0,"nickName":"John","enterDate":1497152526897,"totalScore":700,"currentScore":30},</text:p>
      <text:p text:style-name="P70">{"id":1,"nickName":"Mike","enterDate":1497152526897,"totalScore":230,"currentScore":100},</text:p>
      <text:p text:style-name="P70">{"id":3,"nickName":"Fred","enterDate":1497152526897,"totalScore":10,"currentScore":10},</text:p>
      <text:p text:style-name="P70">{"id":4,"nickName":"Andrey","enterDate":1497152526897,"totalScore":0,"currentScore":10}</text:p>
      <text:p text:style-name="P73">],</text:p>
      <text:p text:style-name="P96">"ttnx":600,"date":1497152526865,"rid":1,"class":"SubscribeRoomInfoResponse"}</text:p>
      <text:p text:style-name="P96">response parameters same as “GetRoomInfoResponse”</text:p>
      <text:h text:style-name="P126" text:outline-level="1">1.6 UnsubscribeRoomInfo</text:h>
      <text:p text:style-name="P37">This message should be send to the server for unsubscribe to the changes in specified room.</text:p>
      <text:p text:style-name="P37">{"roomId":1,"date":1497154444100,"rid":5,"class":"UnsubscribeRoomInfo"}</text:p>
      <text:p text:style-name="P26">Request parameters:</text:p>
      <text:p text:style-name="P26">roomId – unique room id (see 1.3 GetRooms room:id)</text:p>
      <text:p text:style-name="P20">rid – unique request id</text:p>
      <text:p text:style-name="P31">Response:</text:p>
      <text:p text:style-name="P38">{"date":1497154639465,"rid":1,"class":"Ok"}</text:p>
      <text:h text:style-name="P125" text:outline-level="1">1.<text:span text:style-name="T19">7</text:span> <text:span text:style-name="T20">GetStartGameUrl</text:span></text:h>
      <text:p text:style-name="P37">After player double click on any room, lobby client send request to server for obtain url for start game.</text:p>
      <text:p text:style-name="P40">{"roomId":1,"date":1497154790288,"rid":5,"class":"<text:span text:style-name="T20">GetStartGameUrl</text:span>"}</text:p>
      <text:p text:style-name="P27">Request parameters:</text:p>
      <text:p text:style-name="P27">roomId – unique room id </text:p>
      <text:p text:style-name="P21">rid – unique request id</text:p>
      <text:p text:style-name="P32">Response:</text:p>
      <text:p text:style-name="P41"><text:soft-page-break/>{"roomId":5,"startGameUrl":"<text:a xlink:type="simple" xlink:href="https://host/mpgameloader.jsp?sid=deb0bf169cbb477b6f8430000015cbe83&amp;roomId=5" text:style-name="Internet_20_link" text:visited-style-name="Visited_20_Internet_20_Link">https://host/mpgameloader.jsp?sid=deb0bf169cbb477b6f8430000015cbe83&amp;roomId=5</text:a>","date":1497155412200,"rid":1,"class":"<text:span text:style-name="T20">GetStartGameUrlResponse</text:span>"}</text:p>
      <text:p text:style-name="P78">Where:</text:p>
      <text:p text:style-name="P78">rid – request id from “GetRoom<text:span text:style-name="T11">Info</text:span>”</text:p>
      <text:p text:style-name="P78">room<text:span text:style-name="T11">I</text:span>d – unique room id</text:p>
      <text:p text:style-name="P97">startGameUrl – url for start game. </text:p>
      <text:p text:style-name="P97">After receiving this response, the client should open a new window with startGameUrl.</text:p>
      <text:p text:style-name="P97"/>
      <text:p text:style-name="P119"><text:span text:style-name="T21">2</text:span>. Game protocol</text:p>
      <text:p text:style-name="P42">After the client has loaded it must send a request “Open<text:span text:style-name="T21">Room</text:span>” to url <text:span text:style-name="T21">passed in request parameter gameServletUrl=ws://host:port/mpgame.servlet</text:span></text:p>
      <text:h text:style-name="P127" text:outline-level="1">2.1 Error handling</text:h>
      <text:p text:style-name="P46">The same as in paragraph 1.1</text:p>
      <text:h text:style-name="P128" text:outline-level="1">2.<text:span text:style-name="T23">2</text:span> OpenRoom</text:h>
      <text:p text:style-name="P43">After this request is <text:span text:style-name="T22">completed</text:span>, the client goes into observer mode and begins to receive all necessary information about the game.</text:p>
      <text:p text:style-name="P44">{"roomId":1,"sid":"eb0bf169cbb477b6f8430000015cbe83","date":1497157072066,"rid":5,"class":"OpenRoom"}</text:p>
      <text:p text:style-name="P28">Request parameters:</text:p>
      <text:p text:style-name="P28">roomId – unique room id </text:p>
      <text:p text:style-name="P22">rid – unique request id</text:p>
      <text:p text:style-name="P9">sid – session identifier send as request parameter on start game client.</text:p>
      <text:p text:style-name="P22"/>
      <text:p text:style-name="P44">Response: </text:p>
      <text:p text:style-name="P54">GetRoomInfoResponse. See paragraph 1.4</text:p>
      <text:p text:style-name="P54">If game state is “PLAY” client immediate receive message:</text:p>
      <text:p text:style-name="P55">{"date":1497170115111,"rid":5,"class":"FullGameInfo", </text:p>
      <text:p text:style-name="P74">"roomZombies":</text:p>
      <text:p text:style-name="P115">[</text:p>
      <text:p text:style-name="P116">{"id":1,"typeId":1,"x":10,"y":50,"nextX":20,"nextY":70,"health":30,"headHitCount":1,"bodyHitCount":0,"leftArmHitCount":0,"rightArmHitCount":0,"leftLegHitCount":0,"rightLegHitCount":0},{"id":10,"typeId":2,"x":300,"y":100,"nextX":300,"nextY":100,"health":0,"headHitCount":2,"bod<text:soft-page-break/>yHitCount":40,"leftArmHitCount":0,"rightArmHitCount":0,"leftLegHitCount":0,"rightLegHitCount":0}</text:p>
      <text:p text:style-name="P116">]</text:p>
      <text:p text:style-name="P74">}</text:p>
      <text:p text:style-name="P100">Where</text:p>
      <text:p text:style-name="P100">roomZombie:id – unique zombie instance id</text:p>
      <text:p text:style-name="P100">roomZombie:typeId – zombie type id. See <text:span text:style-name="T26">GetRoomInfoResponse:zombie:id</text:span></text:p>
      <text:p text:style-name="P102">zombie:x, <text:span text:style-name="T27">y</text:span> – current x/<text:span text:style-name="T27">y</text:span> coordinate (x=0, y=0 for bottom left corner)</text:p>
      <text:p text:style-name="P102">zombie:nextX, <text:span text:style-name="T27">nextY</text:span> – <text:span text:style-name="T27">next x/y coordinate</text:span></text:p>
      <text:p text:style-name="P104">zombie: health - remaining health points. If health=0 zombie is dead</text:p>
      <text:p text:style-name="P104">zombie:headHitCount, bodyHitCount, <text:span text:style-name="T25">leftArmHitCount, rightArmHitCount, leftLegHitCount, rightLegHitCount </text:span>– hit count, required to visualize the damage</text:p>
      <text:p text:style-name="P104"/>
      <text:h text:style-name="P129" text:outline-level="1">2.<text:span text:style-name="T23">3</text:span> CloseRoom</text:h>
      <text:p text:style-name="P44">This request must be send to server before close client. This required for <text:span text:style-name="T28">release</text:span> all server resources allocated to client.</text:p>
      <text:p text:style-name="P47">{"roomId":1,"date":1497159892576,"rid":5,"class":"CloseRoom"}</text:p>
      <text:p text:style-name="P28">Request parameters:</text:p>
      <text:p text:style-name="P28">roomId – unique room id </text:p>
      <text:p text:style-name="P22">rid – unique request id</text:p>
      <text:p text:style-name="P45">Response: </text:p>
      <text:p text:style-name="P39">{"date":1497154639465,"rid":1,"class":"Ok"}</text:p>
      <text:h text:style-name="P130" text:outline-level="1">2.4 SitIn</text:h>
      <text:p text:style-name="P48">The request is sent by the client to seat in the room. After the successful execution of this request, the user moves from the observer state to the player's state and additional actions available to him.</text:p>
      <text:p text:style-name="P48">{"date":1497160498696,"rid":1,"class":"SitIn"}</text:p>
      <text:p text:style-name="P48">Response:</text:p>
      <text:p text:style-name="P49">{"id":4,"nickName":"Andrey","enterDate":1497160789104,"date":1497160789056,"rid":1,"class":"SitInResponse"}</text:p>
      <text:p text:style-name="P79">Where:</text:p>
      <text:p text:style-name="P79">rid – request id from “GetRoom<text:span text:style-name="T11">Info</text:span>”</text:p>
      <text:p text:style-name="P98">id – seat number</text:p>
      <text:p text:style-name="P98">nickName – seat nickName</text:p>
      <text:p text:style-name="P49">Other clients also receive this response, but with rid=-1.</text:p>
      <text:h text:style-name="P131" text:outline-level="1"><text:soft-page-break/>2.5 SitOut</text:h>
      <text:p text:style-name="P49">The request is sent by the client in order to seat out from the room. After that the user goes into observer mode.</text:p>
      <text:p text:style-name="P49">{"date":1497161230259,"rid":1,"class":"SitOut"}</text:p>
      <text:p text:style-name="P49">Response:</text:p>
      <text:p text:style-name="P52">{"id":4,"nickName":"Andrey","outDate":1497161341687,"date":1497161341653,"rid":1,"class":"SitOutResponse"}</text:p>
      <text:p text:style-name="P80">Where:</text:p>
      <text:p text:style-name="P80">rid – request id from “GetRoom<text:span text:style-name="T11">Info</text:span>”</text:p>
      <text:p text:style-name="P99">id – seat number</text:p>
      <text:p text:style-name="P99">nickName – seat nickName</text:p>
      <text:p text:style-name="P50">Other clients also receive this response, but with rid=-1.</text:p>
      <text:h text:style-name="P132" text:outline-level="1">2.6 GameStateChanged</text:h>
      <text:p text:style-name="P52">This message sen<text:span text:style-name="T30">t</text:span> from server to all clients on each game state change.</text:p>
      <text:p text:style-name="P56">{"state":"PLAY","ttnx":600,"date":1497171419692,"rid":1,"class":"GameStateChanged"}</text:p>
      <text:p text:style-name="P57">Where:</text:p>
      <text:p text:style-name="P81">state – current room state. Possible values: <text:span text:style-name="T8">WAIT, PLAY, QUALIFY, CLOSED</text:span></text:p>
      <text:p text:style-name="P89">ttnx – rough time to next state in seconds, -1 for unknown</text:p>
      <text:p text:style-name="P81">rid – request id, <text:span text:style-name="T29">always -1</text:span></text:p>
      <text:h text:style-name="P136" text:outline-level="1">2.7 NewZombie</text:h>
      <text:p text:style-name="P53">This message sen<text:span text:style-name="T30">t</text:span> from server to all clients <text:span text:style-name="T30">when there is a new zombie</text:span></text:p>
      <text:p text:style-name="P60">{"newZombie":{"id":1,"typeId":1,"x":10,"y":50,"nextX":20,"nextY":60,"health":70,"headHitCount":0,"bodyHitCount":0,"leftArmHitCount":0,"rightArmHitCount":0,"leftLegHitCount":0,"rightLegHitCount":0},"date":1497173799426,"rid":-1,"class":"NewZombie"}</text:p>
      <text:p text:style-name="P60">newZombie is same as <text:s/><text:span text:style-name="T25">FullGameInfo:</text:span>roomZombies in paragraph 2.2</text:p>
      <text:h text:style-name="P133" text:outline-level="1">2.<text:span text:style-name="T30">8</text:span> Zombie<text:span text:style-name="T30">s</text:span>Moved</text:h>
      <text:p text:style-name="P53">This message sen<text:span text:style-name="T30">t</text:span> from server to all clients on <text:span text:style-name="T30">one or more zombie move.</text:span></text:p>
      <text:p text:style-name="P59">{"zombieMoves":[{"id":1,"x":70,"y":30,"nextX":100,"nextY":50}],"date":1497173359573,"rid":-1,"class":"ZombiesMoved"}</text:p>
      <text:p text:style-name="P101">Where:</text:p>
      <text:p text:style-name="P82">rid – request id, <text:span text:style-name="T29">always -1</text:span></text:p>
      <text:p text:style-name="P101"><text:span text:style-name="T31">zombieMoves</text:span>:id – unique zombie instance id</text:p>
      <text:p text:style-name="P103"><text:span text:style-name="T31">zombieMoves</text:span>:x, <text:span text:style-name="T27">y</text:span> – current x/<text:span text:style-name="T27">y</text:span> coordinate (x=0, y=0 for bottom left corner)</text:p>
      <text:p text:style-name="P103"><text:soft-page-break/><text:span text:style-name="T31">zombieMoves</text:span>:nextX, <text:span text:style-name="T27">nextY</text:span> – <text:span text:style-name="T27">next x/y coordinate</text:span></text:p>
      <text:p text:style-name="P53"/>
      <text:h text:style-name="P133" text:outline-level="1">2.9 BuyIn</text:h>
      <text:p text:style-name="P51">The request is sent by the client <text:span text:style-name="T32">if need buy ammo.</text:span></text:p>
      <text:p text:style-name="P61">{"ammoCount":100,"weaponId":1,"date":1497174203319,"rid":10,"class":"BuyIn"}</text:p>
      <text:p text:style-name="P61">ammoAmount - amount of ammunition purchased</text:p>
      <text:p text:style-name="P61">weaponId – weapon id for which ammo are bought</text:p>
      <text:p text:style-name="P61">Response: </text:p>
      <text:p text:style-name="P61">{"amount":120,"balance":15000,"date":1497174620105,"rid":10,"class":"BuyInResponse"}</text:p>
      <text:p text:style-name="P61">Where:</text:p>
      <text:p text:style-name="P83">rid – request id from “<text:span text:style-name="T33">BuyIn” request</text:span></text:p>
      <text:p text:style-name="P105">amount - purchase amount in cents</text:p>
      <text:p text:style-name="P105">balance – current balance in cents</text:p>
      <text:p text:style-name="P83"/>
      <text:h text:style-name="P133" text:outline-level="1">2.10 ChangeWeapon</text:h>
      <text:p text:style-name="P62">The request is sent by client if need change current weapon. Default weapon is first from GetRoomInfoResponse:weapons.</text:p>
      <text:p text:style-name="P62">{"id":2,"date":1497175055023,"rid":25,"class":"ChangeWeapon"}</text:p>
      <text:p text:style-name="P62">Response:</text:p>
      <text:p text:style-name="P62">{"date":1497175055023,"rid":25,"class":"Ok"}</text:p>
      <text:h text:style-name="P134" text:outline-level="1">2.11 Shot</text:h>
      <text:p text:style-name="P62">This request is sent by the client when the shot is fired.</text:p>
      <text:p text:style-name="P63">{"x":200,"y":300,"date":1497177502148,"rid":34,"class":"Shot"}</text:p>
      <text:p text:style-name="P63">Where:</text:p>
      <text:p text:style-name="P63">x,y – shoot coordinates</text:p>
      <text:p text:style-name="P63">If player miss, server return</text:p>
      <text:p text:style-name="P63">{"date":1497177502148,"rid":34,"class":"Miss"}</text:p>
      <text:p text:style-name="P63">If player hit, server return:</text:p>
      <text:p text:style-name="P63">{"shooter":1,"weaponId":1,"affectedOrgan":"BODY","damage":10,"zombie":{"id":1,"typeId":1,"x":10,"y":50,"nextX":10,"nextY":50,"health":40,"headHitCount":1,"bodyHitCount":1,"leftArmHitCount":0,"rightArmHitCount":0,"leftLegHitCount":0,"rightLegHitCount":0},"date":1497177502148,"rid":34,"class":"Hit"}</text:p>
      <text:p text:style-name="P63">Where:</text:p>
      <text:p text:style-name="P63">shooter – seat id that made a shot</text:p>
      <text:p text:style-name="P64"><text:soft-page-break/>weaponId - <text:span text:style-name="T34">weapons from which the shot was fired</text:span></text:p>
      <text:p text:style-name="P65">affectedOrgan – Body organ in which hit, may be: HEAD, BODY, LEFT_ARM, RIGHT_ARM, LEFT_LEG, RIGHT_LEG</text:p>
      <text:p text:style-name="P65">damage - shot damage</text:p>
      <text:p text:style-name="P65">zombie - state of the affected zombie, same as RoomZombie in paragraph 2.2</text:p>
      <text:p text:style-name="P65">rid - <text:s/><text:span text:style-name="T7">request id </text:span>for the player who made the shot, -1 for all other players.</text:p>
      <text:h text:style-name="P135" text:outline-level="1">2.1<text:span text:style-name="T30">2</text:span> GetFullGameInfo</text:h>
      <text:p text:style-name="P58">This request can be sent by the client if connection lost and need refresh all room info.</text:p>
      <text:p text:style-name="P65">{"date":1497178236042,"rid":1,"class":"GetFullGameInfo"}</text:p>
      <text:p text:style-name="P65">Response: same as FullGameInfo in paragraph 2.2</text:p>
      <text:h text:style-name="P137" text:outline-level="1">2.13 RoundResult</text:h>
      <text:p text:style-name="P65">After round finished all clients receive message “GameStateChanged” described in paragraph 2.6 with state=QUALIFY. After qualification completed all clients receive round result in message:</text:p>
      <text:p text:style-name="P66">{"winAmount":500,"balance":12000,"currentScore":30,"totalScore":350,"ammoInfo":[{"weaponId":1,"ammoAmount":27},{"weaponId":2,"ammoAmount":0}],</text:p>
      <text:p text:style-name="P66">"seats":[</text:p>
      <text:p text:style-name="P117">{"id":0,"nickName":"John","enterDate":1497179064797,"totalScore":700,"currentScore":0},</text:p>
      <text:p text:style-name="P117">{"id":1,"nickName":"Mike","enterDate":1497179064797,"totalScore":230,"currentScore":0},</text:p>
      <text:p text:style-name="P117">{"id":3,"nickName":"Fred","enterDate":1497179064797,"totalScore":0,"currentScore":0}</text:p>
      <text:p text:style-name="P108">],"date":1497179064748,"rid":-1,"class":"RoundResult"}</text:p>
      <text:p text:style-name="P106">Where:</text:p>
      <text:p text:style-name="P106">winAmount - amount won in this round</text:p>
      <text:p text:style-name="P106">balance – current player balance</text:p>
      <text:p text:style-name="P106">currentScore - points scored in a round</text:p>
      <text:p text:style-name="P106">totalScore – total score</text:p>
      <text:p text:style-name="P106">ammoInfo – ammo amount for each type of weapon</text:p>
      <text:p text:style-name="P67">ammoInfo:weaponId – weapon identifier</text:p>
      <text:p text:style-name="P67">ammoInfo:ammoAmount – ammo amount</text:p>
      <text:p text:style-name="P67">seats is same as <text:s/><text:span text:style-name="T10">GetRoomInfoResponse:</text:span>seats in paragraph 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09:59:52.961966623</meta:creation-date>
    <meta:generator>LibreOffice/5.3.1.2$Linux_X86_64 LibreOffice_project/30m0$Build-2</meta:generator>
    <dc:date>2017-06-11T18:11:27.663069346</dc:date>
    <meta:editing-duration>P4DT6H28M46S</meta:editing-duration>
    <meta:editing-cycles>37</meta:editing-cycles>
    <meta:document-statistic meta:table-count="0" meta:image-count="0" meta:object-count="0" meta:page-count="10" meta:paragraph-count="279" meta:word-count="1533" meta:character-count="14547" meta:non-whitespace-character-count="13185"/>
  </office:meta>
</office:document-meta>
</file>